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 fo:min-height="0.3cm" fo:min-width="0.046cm"/>
    </style:style>
    <style:style style:name="gr3" style:family="graphic" style:parent-style-name="standard">
      <style:graphic-properties draw:textarea-horizontal-align="justify" draw:textarea-vertical-align="middle" draw:auto-grow-height="false" fo:min-height="0.298cm" fo:min-width="0.051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43cm" draw:marker-end-width="0.43cm" draw:fill="none" draw:textarea-vertical-align="middle" fo:padding-top="0.152cm" fo:padding-bottom="0.152cm" fo:padding-left="0.277cm" fo:padding-right="0.277cm"/>
    </style:style>
    <style:style style:name="gr5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fo:min-height="1.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3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2cm" fo:min-width="1.18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9cm" fo:min-width="0.442cm"/>
      <style:paragraph-properties style:writing-mode="lr-tb"/>
    </style:style>
    <style:style style:name="gr10" style:family="graphic" style:parent-style-name="standard">
      <style:graphic-properties svg:stroke-width="0.053cm" draw:marker-start-width="0.28cm" draw:marker-end-width="0.28cm" draw:textarea-vertical-align="middle" fo:padding-top="0.152cm" fo:padding-bottom="0.152cm" fo:padding-left="0.277cm" fo:padding-right="0.277cm"/>
    </style:style>
    <style:style style:name="gr11" style:family="graphic" style:parent-style-name="standard">
      <style:graphic-properties draw:stroke="none" draw:fill="none" fo:min-height="0.513cm"/>
      <style:paragraph-properties style:writing-mode="lr-tb"/>
    </style:style>
    <style:style style:name="gr12" style:family="graphic" style:parent-style-name="standard">
      <style:graphic-properties draw:stroke="none" draw:fill="none" fo:min-height="0.752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0.44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1.52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4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9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  <style:text-properties style:text-position="0% 100%" fo:font-size="10pt" style:font-size-asian="10pt" style:font-size-complex="10pt"/>
    </style:style>
    <style:style style:name="P10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1" style:family="paragraph">
      <loext:graphic-properties draw:fill="none"/>
      <style:paragraph-properties style:writing-mode="lr-tb"/>
      <style:text-properties fo:font-size="13pt"/>
    </style:style>
    <style:style style:name="P12" style:family="paragraph">
      <loext:graphic-properties draw:fill="none" draw:fill-color="#ffffff"/>
      <style:paragraph-properties style:writing-mode="lr-tb"/>
      <style:text-properties style:text-position="0% 100%" fo:font-size="12pt"/>
    </style:style>
    <style:style style:name="P13" style:family="paragraph">
      <style:text-properties fo:font-size="9pt" style:font-size-asian="9pt" style:font-size-complex="9pt"/>
    </style:style>
    <style:style style:name="P14" style:family="paragraph">
      <loext:graphic-properties draw:fill="none" draw:fill-color="#ffffff"/>
      <style:paragraph-properties style:writing-mode="lr-tb"/>
      <style:text-properties style:text-position="0% 100%" fo:font-size="9pt" style:font-size-asian="9pt" style:font-size-complex="9pt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text-position="0% 100%"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text-position="-33% 58%"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position="0% 100%" fo:font-size="10pt" style:font-size-asian="10pt" style:font-size-complex="10pt"/>
    </style:style>
    <style:style style:name="T9" style:family="text">
      <style:text-properties style:text-position="-33% 58%" fo:font-size="10pt" style:font-size-asian="10pt" style:font-size-complex="10pt"/>
    </style:style>
    <style:style style:name="T10" style:family="text">
      <style:text-properties fo:font-size="13pt"/>
    </style:style>
    <style:style style:name="T11" style:family="text">
      <style:text-properties style:text-position="0% 100%" fo:font-size="12pt"/>
    </style:style>
    <style:style style:name="T12" style:family="text">
      <style:text-properties style:text-position="-33% 58%" fo:font-size="1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9pt" fo:font-style="normal" fo:text-shadow="none" style:text-underline-style="none" fo:font-weight="normal" style:letter-kerning="true" style:font-name-asian="AR PL SungtiL GB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9pt" fo:font-style="normal" fo:text-shadow="none" style:text-underline-style="none" fo:font-weight="normal" style:letter-kerning="true" style:font-name-asian="AR PL SungtiL GB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0% 100%" fo:font-size="9pt" style:font-size-asian="9pt" style:font-size-complex="9pt"/>
    </style:style>
    <style:style style:name="T16" style:family="text">
      <style:text-properties style:text-position="-33% 58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5cm" svg:y1="2.4cm" svg:x2="8cm" svg:y2="1cm">
          <text:p/>
        </draw:line>
        <draw:line draw:style-name="gr1" draw:text-style-name="P1" draw:layer="layout" svg:x1="8cm" svg:y1="3.9cm" svg:x2="6.5cm" svg:y2="2.4cm">
          <text:p/>
        </draw:line>
        <draw:line draw:style-name="gr1" draw:text-style-name="P1" draw:layer="layout" svg:x1="7.9cm" svg:y1="3.9cm" svg:x2="9.4cm" svg:y2="2.4cm">
          <text:p/>
        </draw:line>
        <draw:line draw:style-name="gr1" draw:text-style-name="P1" draw:layer="layout" svg:x1="6.5cm" svg:y1="2.4cm" svg:x2="8cm" svg:y2="0.9cm">
          <text:p/>
        </draw:line>
        <draw:custom-shape draw:style-name="gr2" draw:text-style-name="P2" xml:id="id2" draw:id="id2" draw:layer="layout" svg:width="1.092cm" svg:height="1.1cm" svg:x="2.35cm" svg:y="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" draw:id="id1" draw:layer="layout" svg:width="0.777cm" svg:height="0.774cm" svg:x="0.623cm" svg:y="1.6cm">
          <text:p text:style-name="P3"><text:span text:style-name="T1">~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line draw:style-name="gr4" draw:text-style-name="P1" draw:layer="layout" svg:x1="9.092cm" svg:y1="7.888cm" svg:x2="8.2cm" svg:y2="7.888cm">
            <text:p/>
          </draw:line>
          <draw:line draw:style-name="gr4" draw:text-style-name="P1" draw:layer="layout" svg:x1="9.092cm" svg:y1="7.884cm" svg:x2="8.2cm" svg:y2="7.884cm">
            <text:p/>
          </draw:line>
          <draw:line draw:style-name="gr4" draw:text-style-name="P1" draw:layer="layout" svg:x1="8.442cm" svg:y1="8.051cm" svg:x2="8.885cm" svg:y2="8.056cm">
            <text:p/>
          </draw:line>
          <draw:line draw:style-name="gr4" draw:text-style-name="P1" draw:layer="layout" svg:x1="8.562cm" svg:y1="8.198cm" svg:x2="8.774cm" svg:y2="8.2cm">
            <text:p/>
          </draw:line>
          <draw:line draw:style-name="gr4" draw:text-style-name="P1" draw:layer="layout" svg:x1="8.657cm" svg:y1="7.875cm" svg:x2="8.662cm" svg:y2="7.5cm">
            <text:p/>
          </draw:line>
        </draw:g>
        <draw:connector draw:style-name="gr5" draw:text-style-name="P2" draw:layer="layout" draw:line-skew="-0.799cm" svg:x1="1.012cm" svg:y1="1.6cm" svg:x2="2.896cm" svg:y2="1.5cm" draw:start-shape="id1" draw:start-glue-point="4" draw:end-shape="id2" draw:end-glue-point="4" svg:d="M1012 1600v-1400h1884v1300" svg:viewBox="0 0 1885 1401">
          <text:p/>
        </draw:connector>
        <draw:frame draw:style-name="gr6" draw:text-style-name="P5" draw:layer="layout" svg:width="1.008cm" svg:height="3.031cm" svg:x="16.792cm" svg:y="3.4cm">
          <draw:text-box>
            <text:p text:style-name="P2"><text:span text:style-name="T1">+</text:span></text:p>
            <text:p text:style-name="P2"><text:span text:style-name="T1"/></text:p>
            <text:p text:style-name="P4"><text:span text:style-name="T2">V</text:span><text:span text:style-name="T3">0</text:span></text:p>
            <text:p text:style-name="P4"><text:span text:style-name="T3"/></text:p>
            <text:p text:style-name="P4"><text:span text:style-name="T4">-</text:span></text:p>
          </draw:text-box>
        </draw:frame>
        <draw:frame draw:style-name="gr7" draw:text-style-name="P6" draw:layer="layout" svg:width="0.849cm" svg:height="1cm" svg:x="0.051cm" svg:y="1.5cm">
          <draw:text-box>
            <text:p><text:span text:style-name="T5">v</text:span><text:span text:style-name="T6">s</text:span></text:p>
          </draw:text-box>
        </draw:frame>
        <draw:frame draw:style-name="gr8" draw:text-style-name="P7" draw:layer="layout" svg:width="1.686cm" svg:height="0.932cm" svg:x="7.4cm" svg:y="7.268cm">
          <draw:text-box>
            <text:p><text:span text:style-name="T7">G</text:span><text:span text:style-name="T7">N</text:span><text:span text:style-name="T7">D</text:span></text:p>
          </draw:text-box>
        </draw:frame>
        <draw:g xml:id="id9" draw:id="id9">
          <draw:line draw:style-name="gr4" draw:text-style-name="P1" draw:layer="layout" svg:x1="13.9cm" svg:y1="2.327cm" svg:x2="14.011cm" svg:y2="2.02cm">
            <text:p/>
          </draw:line>
          <draw:line draw:style-name="gr4" draw:text-style-name="P1" draw:layer="layout" svg:x1="14.249cm" svg:y1="2.643cm" svg:x2="14.009cm" svg:y2="2.021cm">
            <text:p/>
          </draw:line>
          <draw:line draw:style-name="gr4" draw:text-style-name="P1" draw:layer="layout" svg:x1="14.713cm" svg:y1="2.676cm" svg:x2="14.947cm" svg:y2="2.052cm">
            <text:p/>
          </draw:line>
          <draw:line draw:style-name="gr4" draw:text-style-name="P1" draw:layer="layout" svg:x1="14.237cm" svg:y1="2.657cm" svg:x2="14.471cm" svg:y2="2.033cm">
            <text:p/>
          </draw:line>
          <draw:line draw:style-name="gr4" draw:text-style-name="P1" draw:layer="layout" svg:x1="14.723cm" svg:y1="2.672cm" svg:x2="14.483cm" svg:y2="2.05cm">
            <text:p/>
          </draw:line>
          <draw:line draw:style-name="gr4" draw:text-style-name="P1" draw:layer="layout" svg:x1="15.193cm" svg:y1="2.67cm" svg:x2="14.953cm" svg:y2="2.048cm">
            <text:p/>
          </draw:line>
          <draw:line draw:style-name="gr4" draw:text-style-name="P1" draw:layer="layout" svg:x1="15.189cm" svg:y1="2.641cm" svg:x2="15.3cm" svg:y2="2.334cm">
            <text:p/>
          </draw:line>
        </draw:g>
        <draw:frame draw:style-name="gr9" draw:text-style-name="P9" draw:layer="layout" svg:width="0.942cm" svg:height="0.729cm" svg:x="14.158cm" svg:y="1.4cm">
          <draw:text-box>
            <text:p text:style-name="P8"><text:span text:style-name="T8">R</text:span><text:span text:style-name="T9">3</text:span></text:p>
          </draw:text-box>
        </draw:frame>
        <draw:connector draw:style-name="gr10" draw:text-style-name="P2" draw:layer="layout" draw:line-skew="5.201cm" svg:x1="8.646cm" svg:y1="7.5cm" svg:x2="6.514cm" svg:y2="2.314cm" draw:start-shape="id3" draw:start-glue-point="0" draw:end-shape="id4" draw:end-glue-point="5" svg:d="M8646 7500v-500h-2132v-4686" svg:viewBox="0 0 2133 5187">
          <text:p/>
        </draw:connector>
        <draw:connector draw:style-name="gr10" draw:text-style-name="P2" xml:id="id12" draw:id="id12" draw:layer="layout" draw:line-skew="0.546cm" svg:x1="10.471cm" svg:y1="5.397cm" svg:x2="8.671cm" svg:y2="6.981cm" draw:start-shape="id5" draw:start-glue-point="2" svg:d="M10471 5397v1602h-1800v-18" svg:viewBox="0 0 1801 1603">
          <text:p/>
        </draw:connector>
        <draw:custom-shape draw:style-name="gr2" draw:text-style-name="P2" xml:id="id7" draw:id="id7" draw:layer="layout" svg:width="1.092cm" svg:height="1.1cm" svg:x="3.75cm" svg:y="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10" draw:layer="layout" svg:width="0.709cm" svg:height="0.763cm" svg:x="3.9cm" svg:y="1.5cm">
          <draw:text-box>
            <text:p><text:span text:style-name="T1">+</text:span></text:p>
          </draw:text-box>
        </draw:frame>
        <draw:frame draw:style-name="gr12" draw:text-style-name="P11" draw:layer="layout" svg:width="0.739cm" svg:height="1.002cm" svg:x="4cm" svg:y="1.898cm">
          <draw:text-box>
            <text:p><text:span text:style-name="T10">-</text:span></text:p>
          </draw:text-box>
        </draw:frame>
        <draw:connector draw:style-name="gr10" draw:text-style-name="P2" draw:layer="layout" draw:line-skew="-0.299cm" svg:x1="7.95cm" svg:y1="0.9cm" svg:x2="4.296cm" svg:y2="1.5cm" draw:start-shape="id6" draw:start-glue-point="4" draw:end-shape="id7" draw:end-glue-point="4" svg:d="M7950 900v-800h-3654v1400" svg:viewBox="0 0 3655 1401">
          <text:p/>
        </draw:connector>
        <draw:connector draw:style-name="gr10" draw:text-style-name="P2" draw:layer="layout" draw:line-skew="-0.302cm" svg:x1="4.296cm" svg:y1="2.6cm" svg:x2="7.95cm" svg:y2="3.9cm" draw:start-shape="id7" draw:start-glue-point="6" draw:end-shape="id8" draw:end-glue-point="8" svg:d="M4296 2600v1500h3654v-200" svg:viewBox="0 0 3655 1501">
          <text:p/>
        </draw:connector>
        <draw:line draw:style-name="gr13" draw:text-style-name="P1" draw:layer="layout" svg:x1="4.8cm" svg:y1="0.5cm" svg:x2="5.954cm" svg:y2="0.5cm">
          <text:p/>
        </draw:line>
        <draw:frame draw:style-name="gr14" draw:text-style-name="P12" draw:layer="layout" svg:width="0.942cm" svg:height="0.826cm" svg:x="4.9cm" svg:y="0.374cm">
          <draw:text-box>
            <text:p><text:span text:style-name="T11">i</text:span><text:span text:style-name="T12">1</text:span></text:p>
          </draw:text-box>
        </draw:frame>
        <draw:frame draw:style-name="gr15" draw:text-style-name="P14" draw:layer="layout" svg:width="2.026cm" svg:height="0.826cm" svg:x="1.5cm" svg:y="1cm">
          <draw:text-box>
            <text:p text:style-name="P13"><text:span text:style-name="T13">i</text:span><text:span text:style-name="T14"> 2</text:span><text:span text:style-name="T15">= </text:span><text:span text:style-name="T15">n*i</text:span><text:span text:style-name="T16">1</text:span></text:p>
          </draw:text-box>
        </draw:frame>
        <draw:frame draw:style-name="gr15" draw:text-style-name="P14" draw:layer="layout" svg:width="2.026cm" svg:height="0.826cm" svg:x="4.174cm" svg:y="2.474cm">
          <draw:text-box>
            <text:p text:style-name="P13"><text:span text:style-name="T13">V</text:span><text:span text:style-name="T14"> 2</text:span><text:span text:style-name="T15">= </text:span><text:span text:style-name="T15">n*V</text:span><text:span text:style-name="T16">s</text:span></text:p>
          </draw:text-box>
        </draw:frame>
        <draw:g>
          <draw:custom-shape draw:style-name="gr16" draw:text-style-name="P2" draw:layer="layout" svg:width="0.61cm" svg:height="0.61cm" draw:transform="skewX (-0.00157079632679486) rotate (0.785398163397448) translate (6.8cm 1.66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7" draw:text-style-name="P1" draw:layer="layout" svg:x1="7.232cm" svg:y1="1.221cm" svg:x2="7.7cm" svg:y2="1.689cm">
            <text:p/>
          </draw:line>
        </draw:g>
        <draw:line draw:style-name="gr18" draw:text-style-name="P1" draw:layer="layout" svg:x1="2.899cm" svg:y1="1.75cm" svg:x2="2.9cm" svg:y2="2.4cm">
          <text:p/>
        </draw:line>
        <draw:g>
          <draw:custom-shape draw:style-name="gr16" draw:text-style-name="P2" draw:layer="layout" svg:width="0.61cm" svg:height="0.61cm" draw:transform="skewX (-0.00157079632679486) rotate (0.785398163397448) translate (8.3cm 3.04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7" draw:text-style-name="P1" draw:layer="layout" svg:x1="8.732cm" svg:y1="2.6cm" svg:x2="9.2cm" svg:y2="3.068cm">
            <text:p/>
          </draw:line>
        </draw:g>
        <draw:g>
          <draw:custom-shape draw:style-name="gr16" draw:text-style-name="P2" draw:layer="layout" svg:width="0.611cm" svg:height="0.609cm" draw:transform="skewX (-0.0492182849062401) rotate (2.35619449019234) translate (7.142cm 3.462cm)">
            <text:p/>
  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7" draw:text-style-name="P1" draw:layer="layout" svg:x1="7.601cm" svg:y1="3.042cm" svg:x2="7.122cm" svg:y2="3.5cm">
            <text:p/>
          </draw:line>
        </draw:g>
        <draw:g>
          <draw:custom-shape draw:style-name="gr16" draw:text-style-name="P2" draw:layer="layout" svg:width="0.61cm" svg:height="0.61cm" draw:transform="skewX (-0.00157079632679486) rotate (2.35619449019234) translate (8.673cm 2.06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7" draw:text-style-name="P1" draw:layer="layout" svg:x1="9.122cm" svg:y1="1.633cm" svg:x2="8.654cm" svg:y2="2.101cm">
            <text:p/>
          </draw:line>
        </draw:g>
        <draw:custom-shape draw:style-name="gr16" draw:text-style-name="P2" xml:id="id8" draw:id="id8" draw:layer="layout" svg:width="0.1cm" svg:height="0.1cm" svg:x="7.9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4" draw:id="id4" draw:layer="layout" svg:width="0.1cm" svg:height="0.1cm" svg:x="6.5cm" svg:y="2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2" xml:id="id6" draw:id="id6" draw:layer="layout" svg:width="0.1cm" svg:height="0.1cm" svg:x="7.9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0" draw:id="id10" draw:layer="layout" svg:width="0.1cm" svg:height="0.1cm" svg:x="9.4cm" svg:y="2.3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onnector draw:style-name="gr10" draw:text-style-name="P2" draw:layer="layout" svg:x1="13.9cm" svg:y1="2.348cm" svg:x2="9.5cm" svg:y2="2.35cm" draw:start-shape="id9" draw:start-glue-point="3" draw:end-shape="id10" draw:end-glue-point="6" svg:d="M13900 2348h-2213v2h-2187" svg:viewBox="0 0 4401 3">
          <text:p/>
        </draw:connector>
        <draw:g xml:id="id5" draw:id="id5">
          <draw:line draw:style-name="gr4" draw:text-style-name="P1" draw:layer="layout" svg:x1="10.448cm" svg:y1="4cm" svg:x2="10.762cm" svg:y2="4.089cm">
            <text:p/>
          </draw:line>
          <draw:line draw:style-name="gr4" draw:text-style-name="P1" draw:layer="layout" svg:x1="10.158cm" svg:y1="4.37cm" svg:x2="10.761cm" svg:y2="4.087cm">
            <text:p/>
          </draw:line>
          <draw:line draw:style-name="gr4" draw:text-style-name="P1" draw:layer="layout" svg:x1="10.158cm" svg:y1="4.836cm" svg:x2="10.797cm" svg:y2="5.025cm">
            <text:p/>
          </draw:line>
          <draw:line draw:style-name="gr4" draw:text-style-name="P1" draw:layer="layout" svg:x1="10.143cm" svg:y1="4.36cm" svg:x2="10.782cm" svg:y2="4.549cm">
            <text:p/>
          </draw:line>
          <draw:line draw:style-name="gr4" draw:text-style-name="P1" draw:layer="layout" svg:x1="10.162cm" svg:y1="4.845cm" svg:x2="10.765cm" svg:y2="4.562cm">
            <text:p/>
          </draw:line>
          <draw:line draw:style-name="gr4" draw:text-style-name="P1" draw:layer="layout" svg:x1="10.197cm" svg:y1="5.314cm" svg:x2="10.8cm" svg:y2="5.031cm">
            <text:p/>
          </draw:line>
          <draw:line draw:style-name="gr4" draw:text-style-name="P1" draw:layer="layout" svg:x1="10.227cm" svg:y1="5.308cm" svg:x2="10.541cm" svg:y2="5.397cm">
            <text:p/>
          </draw:line>
        </draw:g>
        <draw:frame draw:style-name="gr19" draw:text-style-name="P9" draw:layer="layout" svg:width="0.942cm" svg:height="0.729cm" svg:x="9.458cm" svg:y="4.371cm">
          <draw:text-box>
            <text:p text:style-name="P8"><text:span text:style-name="T8">R</text:span><text:span text:style-name="T9">1</text:span></text:p>
          </draw:text-box>
        </draw:frame>
        <draw:connector draw:style-name="gr10" draw:text-style-name="P2" draw:layer="layout" svg:x1="10.482cm" svg:y1="2.3cm" svg:x2="10.471cm" svg:y2="4cm" draw:end-shape="id5" draw:end-glue-point="0" svg:d="M10482 2300v587h-11v1113" svg:viewBox="0 0 12 1701">
          <text:p/>
        </draw:connector>
        <draw:g xml:id="id11" draw:id="id11">
          <draw:line draw:style-name="gr4" draw:text-style-name="P1" draw:layer="layout" svg:x1="12cm" svg:y1="4.608cm" svg:x2="12.913cm" svg:y2="4.608cm">
            <text:p/>
          </draw:line>
          <draw:line draw:style-name="gr4" draw:text-style-name="P1" draw:layer="layout" svg:x1="12cm" svg:y1="4.608cm" svg:x2="12.913cm" svg:y2="4.608cm">
            <text:p/>
          </draw:line>
          <draw:line draw:style-name="gr4" draw:text-style-name="P1" draw:layer="layout" svg:x1="12cm" svg:y1="4.987cm" svg:x2="12.913cm" svg:y2="4.987cm">
            <text:p/>
          </draw:line>
          <draw:line draw:style-name="gr4" draw:text-style-name="P1" draw:layer="layout" svg:x1="12.45cm" svg:y1="5.5cm" svg:x2="12.457cm" svg:y2="4.984cm">
            <text:p/>
          </draw:line>
          <draw:line draw:style-name="gr4" draw:text-style-name="P1" draw:layer="layout" svg:x1="12.45cm" svg:y1="4.616cm" svg:x2="12.457cm" svg:y2="4.1cm">
            <text:p/>
          </draw:line>
        </draw:g>
        <draw:frame draw:style-name="gr19" draw:text-style-name="P9" draw:layer="layout" svg:width="0.942cm" svg:height="0.645cm" svg:x="11.358cm" svg:y="4.455cm">
          <draw:text-box>
            <text:p text:style-name="P8"><text:span text:style-name="T8">C</text:span></text:p>
          </draw:text-box>
        </draw:frame>
        <draw:connector draw:style-name="gr10" draw:text-style-name="P2" draw:layer="layout" svg:x1="12.456cm" svg:y1="2.381cm" svg:x2="12.456cm" svg:y2="4.1cm" draw:end-shape="id11" draw:end-glue-point="0" svg:d="M12456 2381v1719" svg:viewBox="0 0 1 1720">
          <text:p/>
        </draw:connector>
        <draw:connector draw:style-name="gr10" draw:text-style-name="P2" draw:layer="layout" draw:line-skew="-0.527cm 0.556cm" svg:x1="12.456cm" svg:y1="5.5cm" svg:x2="8.671cm" svg:y2="6.981cm" draw:start-shape="id11" draw:start-glue-point="2" draw:end-shape="id12" draw:end-glue-point="3" svg:d="M12456 5500v1499h-3756v-18h-29" svg:viewBox="0 0 3786 1500">
          <text:p/>
        </draw:connector>
        <draw:connector draw:style-name="gr10" draw:text-style-name="P2" draw:layer="layout" draw:line-skew="0.274cm" svg:x1="16.6cm" svg:y1="5.9cm" svg:x2="12.436cm" svg:y2="7.001cm" draw:start-shape="id13" draw:start-glue-point="2" svg:d="M16600 5900v1100h-4164v1" svg:viewBox="0 0 4165 1102">
          <text:p/>
        </draw:connector>
        <draw:g xml:id="id13" draw:id="id13">
          <draw:custom-shape draw:style-name="gr20" draw:text-style-name="P2" draw:layer="layout" svg:width="0.4cm" svg:height="1.047cm" svg:x="16.4cm" svg:y="4.35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6.603cm" svg:y1="4.359cm" svg:x2="16.611cm" svg:y2="3.876cm">
            <text:p/>
          </draw:line>
          <draw:line draw:style-name="gr17" draw:text-style-name="P1" draw:layer="layout" svg:x1="16.603cm" svg:y1="5.9cm" svg:x2="16.611cm" svg:y2="5.417cm">
            <text:p/>
          </draw:line>
        </draw:g>
        <draw:connector draw:style-name="gr10" draw:text-style-name="P2" draw:layer="layout" svg:x1="16.6cm" svg:y1="3.876cm" svg:x2="15.3cm" svg:y2="2.348cm" draw:start-shape="id13" draw:start-glue-point="0" draw:end-shape="id9" draw:end-glue-point="1" svg:d="M16600 3876v-1528h-1300" svg:viewBox="0 0 1301 1529">
          <text:p/>
        </draw:connector>
        <draw:frame draw:style-name="gr19" draw:text-style-name="P16" draw:layer="layout" svg:width="2.022cm" svg:height="1.039cm" svg:x="14.478cm" svg:y="4.4cm">
          <draw:text-box>
            <text:p text:style-name="P15"><text:span text:style-name="T8">1</text:span><text:span text:style-name="T8">8</text:span><text:span text:style-name="T8"> </text:span><text:span text:style-name="T8">d</text:span><text:span text:style-name="T8">i</text:span><text:span text:style-name="T8">o</text:span><text:span text:style-name="T8">d</text:span><text:span text:style-name="T8">e</text:span><text:span text:style-name="T8">s</text:span></text:p>
            <text:p text:style-name="P15"><text:span text:style-name="T8">i</text:span><text:span text:style-name="T8">n</text:span><text:span text:style-name="T8"> </text:span><text:span text:style-name="T8">s</text:span><text:span text:style-name="T8">e</text:span><text:span text:style-name="T8">r</text:span><text:span text:style-name="T8">i</text:span><text:span text:style-name="T8">e</text:span></text:p>
          </draw:text-box>
        </draw:frame>
        <draw:frame draw:style-name="gr19" draw:text-style-name="P9" draw:layer="layout" svg:width="0.942cm" svg:height="0.729cm" svg:x="8.958cm" svg:y="0.9cm">
          <draw:text-box>
            <text:p text:style-name="P8"><text:span text:style-name="T8">D</text:span><text:span text:style-name="T9">1</text:span></text:p>
          </draw:text-box>
        </draw:frame>
        <draw:frame draw:style-name="gr19" draw:text-style-name="P9" draw:layer="layout" svg:width="0.942cm" svg:height="0.729cm" svg:x="7.258cm" svg:y="2.371cm">
          <draw:text-box>
            <text:p text:style-name="P8"><text:span text:style-name="T8">D</text:span><text:span text:style-name="T9">2</text:span></text:p>
          </draw:text-box>
        </draw:frame>
        <draw:frame draw:style-name="gr19" draw:text-style-name="P9" draw:layer="layout" svg:width="0.942cm" svg:height="0.729cm" svg:x="8.758cm" svg:y="3.1cm">
          <draw:text-box>
            <text:p text:style-name="P8"><text:span text:style-name="T8">D</text:span><text:span text:style-name="T9">3</text:span></text:p>
          </draw:text-box>
        </draw:frame>
        <draw:frame draw:style-name="gr19" draw:text-style-name="P9" draw:layer="layout" svg:width="0.942cm" svg:height="0.729cm" svg:x="6.3cm" svg:y="0.9cm">
          <draw:text-box>
            <text:p text:style-name="P8"><text:span text:style-name="T8">D</text:span><text:span text:style-name="T9">4</text:span></text:p>
          </draw:text-box>
        </draw:frame>
        <draw:g xml:id="id14" draw:id="id14">
          <draw:line draw:style-name="gr4" draw:text-style-name="P1" draw:layer="layout" svg:x1="1.4cm" svg:y1="4.01cm" svg:x2="1.472cm" svg:y2="3.844cm">
            <text:p/>
          </draw:line>
          <draw:line draw:style-name="gr4" draw:text-style-name="P1" draw:layer="layout" svg:x1="1.624cm" svg:y1="4.182cm" svg:x2="1.47cm" svg:y2="3.845cm">
            <text:p/>
          </draw:line>
          <draw:line draw:style-name="gr4" draw:text-style-name="P1" draw:layer="layout" svg:x1="1.922cm" svg:y1="4.2cm" svg:x2="2.073cm" svg:y2="3.861cm">
            <text:p/>
          </draw:line>
          <draw:line draw:style-name="gr4" draw:text-style-name="P1" draw:layer="layout" svg:x1="1.617cm" svg:y1="4.19cm" svg:x2="1.768cm" svg:y2="3.851cm">
            <text:p/>
          </draw:line>
          <draw:line draw:style-name="gr4" draw:text-style-name="P1" draw:layer="layout" svg:x1="1.929cm" svg:y1="4.197cm" svg:x2="1.775cm" svg:y2="3.86cm">
            <text:p/>
          </draw:line>
          <draw:line draw:style-name="gr4" draw:text-style-name="P1" draw:layer="layout" svg:x1="2.231cm" svg:y1="4.196cm" svg:x2="2.077cm" svg:y2="3.859cm">
            <text:p/>
          </draw:line>
          <draw:line draw:style-name="gr4" draw:text-style-name="P1" draw:layer="layout" svg:x1="2.228cm" svg:y1="4.18cm" svg:x2="2.3cm" svg:y2="4.014cm">
            <text:p/>
          </draw:line>
        </draw:g>
        <draw:connector draw:style-name="gr10" draw:text-style-name="P2" draw:layer="layout" svg:x1="2.896cm" svg:y1="2.6cm" svg:x2="2.3cm" svg:y2="4.022cm" draw:start-shape="id2" draw:start-glue-point="6" draw:end-shape="id14" draw:end-glue-point="1" svg:d="M2896 2600v1422h-596" svg:viewBox="0 0 597 1423">
          <text:p/>
        </draw:connector>
        <draw:connector draw:style-name="gr10" draw:text-style-name="P2" draw:layer="layout" draw:line-skew="0.802cm" svg:x1="1.4cm" svg:y1="4.022cm" svg:x2="1.012cm" svg:y2="2.374cm" svg:d="M1400 4022v-22h-388v-1626" svg:viewBox="0 0 389 1649">
          <text:p/>
        </draw:connector>
        <draw:frame draw:style-name="gr9" draw:text-style-name="P9" draw:layer="layout" svg:width="0.942cm" svg:height="0.729cm" svg:x="1.4cm" svg:y="4.071cm">
          <draw:text-box>
            <text:p text:style-name="P8"><text:span text:style-name="T8">R</text:span><text:span text:style-name="T9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8T17:03:22.167564611</dc:date>
    <meta:editing-duration>PT46M40S</meta:editing-duration>
    <meta:editing-cycles>10</meta:editing-cycles>
    <meta:generator>LibreOffice/6.4.7.2$Linux_X86_64 LibreOffice_project/40$Build-2</meta:generator>
    <meta:document-statistic meta:object-count="95"/>
  </office:meta>
</office:document-meta>
</file>